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URW Gothic" fo:font-size="15pt" officeooo:rsid="0013caeb" officeooo:paragraph-rsid="0013caeb" style:font-size-asian="15pt" style:font-size-complex="15pt"/>
    </style:style>
    <style:style style:name="P2" style:family="paragraph" style:parent-style-name="Standard">
      <style:text-properties style:font-name="URW Gothic" fo:font-size="15pt" officeooo:rsid="0013d313" officeooo:paragraph-rsid="0013d313" style:font-size-asian="15pt" style:font-size-complex="15pt"/>
    </style:style>
    <style:style style:name="P3" style:family="paragraph" style:parent-style-name="Standard">
      <style:text-properties style:font-name="URW Gothic" fo:font-size="15pt" officeooo:rsid="00140362" officeooo:paragraph-rsid="00140362" style:font-size-asian="15pt" style:font-size-complex="15pt"/>
    </style:style>
    <style:style style:name="T1" style:family="text">
      <style:text-properties officeooo:rsid="001403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pressão de função: na forma mais comum de declarar uma função, é possível escrever um código <text:s/>de execução daquela função na linha de cima da qual foi declarada a função, ou seja dá pra executar <text:s/>ela “antes”, da função, na expressão de função, é atríbuido uma variável a função, outro detalhe é que a função não é nomeada, uma vantagem é poder ser escrita em apenas uma linha, a principal diferença mesmo está no que foi dito antes, na execução antes da declaração, na expressão de função, ela só pode ser executada após a declaração, ou seja, na linha de baixo. Ex:</text:p>
      <text:p text:style-name="P1"/>
      <text:p text:style-name="P1">const exemploBr = function(fica a critério a opção do parâmetro) {return “aqui também depende da questão do párâmetro” };</text:p>
      <text:p text:style-name="P1"/>
      <text:p text:style-name="P1">return(exemploBr(“Parâmetro, caso haja”));</text:p>
      <text:p text:style-name="P1"/>
      <text:p text:style-name="P1"/>
      <text:p text:style-name="P1"/>
      <text:p text:style-name="P1">________________________________________________________________</text:p>
      <text:p text:style-name="P1"/>
      <text:p text:style-name="P2">Template String: basicamente mais uma forma de escrever string (texto, caracteres), <text:span text:style-name="T1">ela simplifica bastante uma concatenação, pois na concatenção o uso do “ + “, é obrigatório, usando o template string, não é necessário o uso do sinal de “ + “, o que é acrescentado são os seguintes caracteres: aspas simples (‘), sinal de dólar ou cifrão ( $ ) e as chaves ( { } ).</text:span></text:p>
      <text:p text:style-name="P2"/>
      <text:p text:style-name="P3">Organizando melhor, toda a concatenção é envolvida pelas aspas simples, ao por exemplo juntar uma string com uma varíável, ao invés do sinal de +, é utilizado o sinal de $, logo após esse sinal as chaves são acrecentadas, exemplificando:</text:p>
      <text:p text:style-name="P3"/>
      <text:p text:style-name="P3">var idadePessoa = 18;</text:p>
      <text:p text:style-name="P3">var cidadePessoa = Manaus;</text:p>
      <text:p text:style-name="P3"/>
      <text:p text:style-name="P3">‘Olá me chamo Pedro, tenho ${idadePessoa} anos e vivo na cidade de ${cidadePessoa}’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RW Bookman" svg:font-family="'URW Bookm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0T16:16:10.698206364</meta:creation-date>
    <dc:date>2022-07-20T16:34:47.434320081</dc:date>
    <meta:editing-duration>PT18M36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9" meta:word-count="254" meta:character-count="1526" meta:non-whitespace-character-count="1279"/>
  </office:meta>
</office:document-meta>
</file>